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fc6d" officeooo:paragraph-rsid="000ffc6d"/>
    </style:style>
    <style:style style:name="P2" style:family="paragraph" style:parent-style-name="Standard">
      <style:text-properties officeooo:rsid="0010fe24" officeooo:paragraph-rsid="0010fe24"/>
    </style:style>
    <style:style style:name="T1" style:family="text">
      <style:text-properties officeooo:rsid="0010c257"/>
    </style:style>
    <style:style style:name="T2" style:family="text">
      <style:text-properties officeooo:rsid="001194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us avons commencé par créer les modèles pour les expressions puis nous permettent de créer un modèle pour ces modèles et ensuite d’ajouter toutes les expressions tel que AND, OR, THEN, IS avec leurs <text:span text:style-name="T1">implémentations.</text:span></text:p>
      <text:p text:style-name="P1"/>
      <text:p text:style-name="P2">IsTriangle renvoie une valeur en <text:span text:style-name="T2">fonction de la valeur en paramètre, l’intervalle est choisie par no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07:44:56.178000000</meta:creation-date>
    <dc:date>2018-05-06T10:41:17.892000000</dc:date>
    <meta:editing-duration>PT5M48S</meta:editing-duration>
    <meta:editing-cycles>3</meta:editing-cycles>
    <meta:generator>LibreOffice/5.3.6.1$Windows_x86 LibreOffice_project/686f202eff87ef707079aeb7f485847613344eb7</meta:generator>
    <meta:document-statistic meta:table-count="0" meta:image-count="0" meta:object-count="0" meta:page-count="1" meta:paragraph-count="2" meta:word-count="51" meta:character-count="320" meta:non-whitespace-character-count="271"/>
  </office:meta>
</office:document-meta>
</file>